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94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10.597cm" fo:padding-top="0.125cm" fo:padding-bottom="0.125cm" fo:padding-left="0.25cm" fo:padding-right="0.25cm" fo:wrap-option="wrap" style:writing-mode="lr-tb"/>
      <style:paragraph-properties style:writing-mode="lr-tb"/>
    </style:style>
    <style:style style:name="gr3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3.026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10.597cm" fo:padding-top="0.125cm" fo:padding-bottom="0.125cm" fo:padding-left="0.25cm" fo:padding-right="0.25cm" fo:wrap-option="wrap" style:writing-mode="lr-tb"/>
      <style:paragraph-properties style:writing-mode="lr-tb"/>
    </style:style>
    <style:style style:name="gr5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3.026cm" fo:padding-top="0.125cm" fo:padding-bottom="0.125cm" fo:padding-left="0.25cm" fo:padding-right="0.25cm" fo:wrap-option="wrap" style:writing-mode="lr-tb"/>
      <style:paragraph-properties style:writing-mode="lr-tb"/>
    </style:style>
    <style:style style:name="gr6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10.597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3.026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10.597cm" fo:padding-top="0.125cm" fo:padding-bottom="0.125cm" fo:padding-left="0.25cm" fo:padding-right="0.25cm" fo:wrap-option="wrap" style:writing-mode="lr-tb"/>
      <style:paragraph-properties style:writing-mode="lr-tb"/>
    </style:style>
    <style:style style:name="gr9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3.026cm" fo:padding-top="0.125cm" fo:padding-bottom="0.125cm" fo:padding-left="0.25cm" fo:padding-right="0.25cm" fo:wrap-option="wrap" style:writing-mode="lr-tb"/>
      <style:paragraph-properties style:writing-mode="lr-tb"/>
    </style:style>
    <style:style style:name="gr10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10.597cm" fo:padding-top="0.125cm" fo:padding-bottom="0.125cm" fo:padding-left="0.25cm" fo:padding-right="0.25cm" fo:wrap-option="wrap" style:writing-mode="lr-tb"/>
      <style:paragraph-properties style:writing-mode="lr-tb"/>
    </style:style>
    <style:style style:name="gr11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3.026cm" fo:padding-top="0.125cm" fo:padding-bottom="0.125cm" fo:padding-left="0.25cm" fo:padding-right="0.25cm" fo:wrap-option="wrap" style:writing-mode="lr-tb"/>
      <style:paragraph-properties style:writing-mode="lr-tb"/>
    </style:style>
    <style:style style:name="gr12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10.597cm" fo:padding-top="0.125cm" fo:padding-bottom="0.125cm" fo:padding-left="0.25cm" fo:padding-right="0.25cm" fo:wrap-option="wrap" style:writing-mode="lr-tb"/>
      <style:paragraph-properties style:writing-mode="lr-tb"/>
    </style:style>
    <style:style style:name="gr13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3.026cm" fo:padding-top="0.125cm" fo:padding-bottom="0.125cm" fo:padding-left="0.25cm" fo:padding-right="0.25cm" fo:wrap-option="wrap" style:writing-mode="lr-tb"/>
      <style:paragraph-properties style:writing-mode="lr-tb"/>
    </style:style>
    <style:style style:name="gr14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10.597cm" fo:padding-top="0.125cm" fo:padding-bottom="0.125cm" fo:padding-left="0.25cm" fo:padding-right="0.25cm" fo:wrap-option="wrap" style:writing-mode="lr-tb"/>
      <style:paragraph-properties style:writing-mode="lr-tb"/>
    </style:style>
    <style:style style:name="gr15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3.026cm" fo:padding-top="0.125cm" fo:padding-bottom="0.125cm" fo:padding-left="0.25cm" fo:padding-right="0.25cm" fo:wrap-option="wrap" style:writing-mode="lr-tb"/>
      <style:paragraph-properties style:writing-mode="lr-tb"/>
    </style:style>
    <style:style style:name="gr16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10.597cm" fo:padding-top="0.125cm" fo:padding-bottom="0.125cm" fo:padding-left="0.25cm" fo:padding-right="0.25cm" fo:wrap-option="wrap" style:writing-mode="lr-tb"/>
      <style:paragraph-properties style:writing-mode="lr-tb"/>
    </style:style>
    <style:style style:name="gr17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3.026cm" fo:padding-top="0.125cm" fo:padding-bottom="0.125cm" fo:padding-left="0.25cm" fo:padding-right="0.25cm" fo:wrap-option="wrap" style:writing-mode="lr-tb"/>
      <style:paragraph-properties style:writing-mode="lr-tb"/>
    </style:style>
    <style:style style:name="gr18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10.597cm" fo:padding-top="0.125cm" fo:padding-bottom="0.125cm" fo:padding-left="0.25cm" fo:padding-right="0.25cm" fo:wrap-option="wrap" style:writing-mode="lr-tb"/>
      <style:paragraph-properties style:writing-mode="lr-tb"/>
    </style:style>
    <style:style style:name="gr19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3.026cm" fo:padding-top="0.125cm" fo:padding-bottom="0.125cm" fo:padding-left="0.25cm" fo:padding-right="0.25cm" fo:wrap-option="wrap" style:writing-mode="lr-tb"/>
      <style:paragraph-properties style:writing-mode="lr-tb"/>
    </style:style>
    <style:style style:name="gr20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10.597cm" fo:padding-top="0.125cm" fo:padding-bottom="0.125cm" fo:padding-left="0.25cm" fo:padding-right="0.25cm" fo:wrap-option="wrap" style:writing-mode="lr-tb"/>
      <style:paragraph-properties style:writing-mode="lr-tb"/>
    </style:style>
    <style:style style:name="gr21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3.026cm" fo:padding-top="0.125cm" fo:padding-bottom="0.125cm" fo:padding-left="0.25cm" fo:padding-right="0.25cm" fo:wrap-option="wrap" style:writing-mode="lr-tb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30% 58%" style:font-name="Calibri1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name="Straight Connector 54" draw:style-name="gr1" draw:text-style-name="P1" draw:layer="layout" draw:type="line" svg:x1="9.656cm" svg:y1="1.714cm" svg:x2="9.656cm" svg:y2="15.695cm" draw:start-shape="id1" draw:start-glue-point="2" svg:d="M9656 1714v13981" svg:viewBox="0 0 1 13982">
          <text:p/>
        </draw:connector>
        <draw:custom-shape draw:name="Rectangle 22" draw:style-name="gr2" draw:text-style-name="P3" draw:layer="layout" svg:width="11.096cm" svg:height="1.232cm" svg:x="4.108cm" svg:y="15.506cm">
          <text:p text:style-name="P2"><text:span text:style-name="T1">RFDC PRIMITIVE &amp; DEVICE WORKER</text:span></text:p>
          <text:p text:style-name="P2"><text:span text:style-name="T2">opencpi.git/projects/platform/hdl/devices/rfdc.hdl</text:span></text:p>
          <text:p text:style-name="P2"><text:span text:style-name="T2">opencpi.git/projects/core/hdl/primitives/rfd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" draw:text-style-name="P5" draw:layer="layout" svg:width="3.525cm" svg:height="1.232cm" svg:x="0.582cm" svg:y="15.506cm">
          <text:p text:style-name="P4"><text:span text:style-name="T3">OpenCPI</text:span></text:p>
          <text:p text:style-name="P4"><text:span text:style-name="T3">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4" draw:text-style-name="P3" draw:layer="layout" svg:width="11.096cm" svg:height="1.232cm" svg:x="4.108cm" svg:y="13.839cm">
          <text:p text:style-name="P2"><text:span text:style-name="T1">OPENCPI CONTROL PLANE</text:span></text:p>
          <text:p text:style-name="P2"><text:span text:style-name="T2">(numerous source files in opencpi.gi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5" draw:text-style-name="P5" draw:layer="layout" svg:width="3.525cm" svg:height="1.232cm" svg:x="0.582cm" svg:y="13.839cm">
          <text:p text:style-name="P4"><text:span text:style-name="T3">OpenCPI</text:span></text:p>
          <text:p text:style-name="P4"><text:span text:style-name="T3">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6" draw:text-style-name="P3" draw:layer="layout" svg:width="11.096cm" svg:height="1.232cm" svg:x="4.108cm" svg:y="12.172cm">
          <text:p text:style-name="P2"><text:span text:style-name="T1">LIBMETAL OPENCPI SYSTEM</text:span></text:p>
          <text:p text:style-name="P2"><text:span text:style-name="T2">opencpi.git/projects/platform/prerequisites/rfdc/openc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" draw:text-style-name="P5" draw:layer="layout" svg:width="3.525cm" svg:height="1.232cm" svg:x="0.582cm" svg:y="12.172cm">
          <text:p text:style-name="P4"><text:span text:style-name="T3">OpenCPI</text:span></text:p>
          <text:p text:style-name="P4"><text:span text:style-name="T3">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8" draw:text-style-name="P3" draw:layer="layout" svg:width="11.096cm" svg:height="1.232cm" svg:x="4.108cm" svg:y="10.502cm">
          <text:p text:style-name="P2"><text:span text:style-name="T1">LIBMETAL AND SYSFS LIBRARIES</text:span></text:p>
          <text:p text:style-name="P2"><text:span text:style-name="T2">embeddedsw.git/ThirdParty/sw_services/libmetal</text:span></text:p>
          <text:p text:style-name="P2"><text:span text:style-name="T2">sysfsutils.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9" draw:text-style-name="P5" draw:layer="layout" svg:width="3.525cm" svg:height="1.232cm" svg:x="0.582cm" svg:y="10.502cm">
          <text:p text:style-name="P4"><text:span text:style-name="T3">Xilinx/3</text:span><text:span text:style-name="T4">rd</text:span><text:span text:style-name="T3">Party</text:span></text:p>
          <text:p text:style-name="P4"><text:span text:style-name="T3">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0" draw:text-style-name="P3" draw:layer="layout" svg:width="11.096cm" svg:height="1.232cm" svg:x="4.108cm" svg:y="8.832cm">
          <text:p text:style-name="P2"><text:span text:style-name="T1">RFDC LIBRARY</text:span></text:p>
          <text:p text:style-name="P2"><text:span text:style-name="T2">embeddedsw.git/XilinxProcessorIPLib/drivers/rfd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1" draw:text-style-name="P5" draw:layer="layout" svg:width="3.525cm" svg:height="1.232cm" svg:x="0.582cm" svg:y="8.832cm">
          <text:p text:style-name="P4"><text:span text:style-name="T3">Xilinx</text:span></text:p>
          <text:p text:style-name="P4"><text:span text:style-name="T3">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2" draw:text-style-name="P3" draw:layer="layout" svg:width="11.096cm" svg:height="1.232cm" svg:x="4.108cm" svg:y="7.163cm">
          <text:p text:style-name="P2"><text:span text:style-name="T1">DRC BASE C++ CLASSES</text:span></text:p>
          <text:p text:style-name="P2"><text:span text:style-name="T2">opencpi.git/projects/platform/hdl/devices/drc_rfdc.rcc/drc/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3" draw:text-style-name="P5" draw:layer="layout" svg:width="3.525cm" svg:height="1.232cm" svg:x="0.582cm" svg:y="7.163cm">
          <text:p text:style-name="P4"><text:span text:style-name="T3">OpenCPI</text:span></text:p>
          <text:p text:style-name="P4"><text:span text:style-name="T3">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4" draw:text-style-name="P3" draw:layer="layout" svg:width="11.096cm" svg:height="1.232cm" svg:x="4.108cm" svg:y="5.493cm">
          <text:p text:style-name="P2"><text:span text:style-name="T1">DRC RFDC TRANSCEIVER C++ CLASSES</text:span></text:p>
          <text:p text:style-name="P2"><text:span text:style-name="T2">opencpi.git/projects/platform/hdl/devices/drc_rfdc.rcc/drc/rfdc</text:span></text:p>
          <text:p text:style-name="P2"><text:span text:style-name="T2">opencpi.git/projects/platform/prerequisites/rfd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5" draw:text-style-name="P5" draw:layer="layout" svg:width="3.525cm" svg:height="1.232cm" svg:x="0.582cm" svg:y="5.493cm">
          <text:p text:style-name="P4"><text:span text:style-name="T3">OpenCPI</text:span></text:p>
          <text:p text:style-name="P4"><text:span text:style-name="T3">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6" draw:text-style-name="P3" draw:layer="layout" svg:width="11.096cm" svg:height="1.232cm" svg:x="4.108cm" svg:y="3.822cm">
          <text:p text:style-name="P2"><text:span text:style-name="T1">DRC DEVICE PROXY WORKER</text:span></text:p>
          <text:p text:style-name="P2"><text:span text:style-name="T2">opencpi.git/projects/platform/hdl/devices/drc_rfdc.rc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17" draw:text-style-name="P5" draw:layer="layout" svg:width="3.525cm" svg:height="1.232cm" svg:x="0.582cm" svg:y="3.822cm">
          <text:p text:style-name="P4"><text:span text:style-name="T3">OpenCPI</text:span></text:p>
          <text:p text:style-name="P4"><text:span text:style-name="T3">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18" draw:text-style-name="P3" draw:layer="layout" svg:width="11.096cm" svg:height="1.232cm" svg:x="4.108cm" svg:y="2.152cm">
          <text:p text:style-name="P2"><text:span text:style-name="T1">DRC COMPONENT SPECIFICATION</text:span></text:p>
          <text:p text:style-name="P2"><text:span text:style-name="T2">opencpi.git/projects/platform/specs/drc-spec.x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19" draw:text-style-name="P5" draw:layer="layout" svg:width="3.525cm" svg:height="1.232cm" svg:x="0.582cm" svg:y="2.152cm">
          <text:p text:style-name="P4"><text:span text:style-name="T3">OpenCPI</text:span></text:p>
          <text:p text:style-name="P4"><text:span text:style-name="T3">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20" draw:text-style-name="P3" xml:id="id1" draw:id="id1" draw:layer="layout" svg:width="11.096cm" svg:height="1.232cm" svg:x="4.108cm" svg:y="0.482cm">
          <text:p text:style-name="P2"><text:span text:style-name="T1">DRC-BASED OPENCPI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21" draw:text-style-name="P5" draw:layer="layout" svg:width="3.525cm" svg:height="1.232cm" svg:x="0.582cm" svg:y="0.482cm">
          <text:p text:style-name="P4"><text:span text:style-name="T3">USER</text:span></text:p>
          <text:p text:style-name="P4"><text:span text:style-name="T3">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748cm" fo:page-height="17.2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1T11:25:28.091000000</meta:creation-date>
    <dc:date>2023-03-21T11:40:22.283000000</dc:date>
    <meta:editing-duration>PT2M9S</meta:editing-duration>
    <meta:editing-cycles>3</meta:editing-cycles>
    <meta:generator>LibreOffice/7.5.0.3$Windows_X86_64 LibreOffice_project/c21113d003cd3efa8c53188764377a8272d9d6de</meta:generator>
    <meta:document-statistic meta:object-count="21"/>
  </office:meta>
</office:document-meta>
</file>